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cc" style:font-name="Trebuchet M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>
      <style:paragraph-properties fo:margin-top="0cm" fo:margin-bottom="0.499cm"/>
      <style:text-properties fo:color="#ff00cc"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499cm" style:writing-mode="lr-tb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paragraph-properties style:writing-mode="lr-tb"/>
      <style:text-properties fo:color="#ff00cc" style:font-name="Trebuchet MS"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style:writing-mode="lr-tb"/>
    </style:style>
    <style:style style:name="P8" style:family="paragraph" style:parent-style-name="Standard">
      <style:text-properties fo:color="#ff00cc" style:font-name="Trebuchet MS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4">
      <style:text-properties fo:color="#ff00cc" style:font-name="Trebuchet M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134f5c" style:font-name="monospace" fo:font-size="10pt" fo:font-weight="bold" fo:background-color="#fce5cd"/>
    </style:style>
    <style:style style:name="P11" style:family="paragraph" style:parent-style-name="Standard">
      <style:paragraph-properties fo:margin-top="0cm" fo:margin-bottom="0.499cm"/>
    </style:style>
    <style:style style:name="P12" style:family="paragraph" style:parent-style-name="Text_20_body" style:list-style-name="L3"/>
    <style:style style:name="P13" style:family="paragraph" style:parent-style-name="Text_20_body" style:list-style-name="L1">
      <style:paragraph-properties fo:margin-top="0cm" fo:margin-bottom="0cm" style:writing-mode="lr-tb"/>
    </style:style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1">
      <style:paragraph-properties style:writing-mode="lr-tb"/>
    </style:style>
    <style:style style:name="P16" style:family="paragraph" style:parent-style-name="Text_20_body" style:list-style-name="L2">
      <style:paragraph-properties style:writing-mode="lr-tb"/>
    </style:style>
    <style:style style:name="P17" style:family="paragraph" style:parent-style-name="Preformatted_20_Text">
      <style:paragraph-properties fo:margin-top="0cm" fo:margin-bottom="0.499cm"/>
    </style:style>
    <style:style style:name="T1" style:family="text">
      <style:text-properties fo:color="#134f5c" style:font-name="monospace" fo:font-size="10pt" fo:font-weight="bold" fo:background-color="#fce5cd"/>
    </style:style>
    <style:style style:name="T2" style:family="text">
      <style:text-properties fo:font-style="italic" style:text-underline-style="solid" style:text-underline-width="auto" style:text-underline-color="font-color"/>
    </style:style>
    <style:style style:name="T3" style:family="text">
      <style:text-properties fo:background-color="#f4ccc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Un</text:p>
      <text:p text:style-name="P5"/>
      <text:p text:style-name="P5">ouais donc je travaille ave WinrUn4J, et dans le package de cet utilitaire, il y a un truc qui permet d'éditer les "resources" contenues dans un exe.</text:p>
      <text:p text:style-name="P4">Okay, dans le package WinRun4J, l'utilitaire que j'utilise est  RCEDIT64.exe, et j'ai trouvé une alternative à tester :<text:line-break/><text:line-break/><text:a xlink:type="simple" xlink:href="https://github.com/electron/rcedit" office:target-frame-name="_blank" xlink:show="new" text:style-name="Internet_20_link" text:visited-style-name="Visited_20_Internet_20_Link">https://github.com/electron/rcedit</text:a></text:p>
      <text:p text:style-name="P5">alternative présente sur github, donc, et j'imagine qu'il doit y avoir toute une faune d'exeplaire "du meêm truc"</text:p>
      <text:p text:style-name="P5">La question est de pouvoir mettre en place une gestion de code source, release, lifecycle etc... pour assurer ce support moi-même concernant les solutions que je conçois pour mes clients</text:p>
      <text:p text:style-name="P5"/>
      <text:p text:style-name="Standard"/>
      <text:p text:style-name="Standard"/>
      <text:p text:style-name="Standard"/>
      <text:p text:style-name="P1">2. Deux</text:p>
      <text:p text:style-name="Standard"/>
      <text:p text:style-name="P2">Donc, dixit (cf impr. ecran ci-dessous) un des gars de l'équipe OpenShift :</text:p>
      <text:p text:style-name="P2"><text:line-break/><draw:frame draw:style-name="fr1" draw:name="images1" text:anchor-type="as-char" svg:width="14.023cm" svg:height="3.149cm" draw:z-index="0"><draw:image xlink:href="https://mail.google.com/mail/u/0/?ui=2&amp;ik=cffb5180b6&amp;view=fimg&amp;th=15cf31cbbc3a6be6&amp;attid=0.1&amp;disp=emb&amp;realattid=ii_15cf31708cd6ef7f&amp;attbid=ANGjdJ8pexj11n5MCaDRaefar2iPni9rIGujmgO7l7aoCnbk6lYbG-63YPwKHmoUt4xtqLrLIwORKuws-smcDO5SigdPvm0QsD7JuNM5oFiuyY7W_jcw9aL_TyxvoQc&amp;sz=w1060-h238&amp;ats=1524131755555&amp;rm=15cf31cbbc3a6be6&amp;zw&amp;atsh=1" xlink:type="simple" xlink:show="embed" xlink:actuate="onLoad"/><svg:title>Images intégrées 1</svg:title></draw:frame></text:p>
      <text:p text:style-name="Standard">La solution, pour donner une valeur custom à JBOSS_MODULE_PATH  est de modifier le standalone.conf.bat</text:p>
      <text:p text:style-name="P2">(il a dit le standalone.conf, mais je pense que c'est une err typo)<text:line-break/></text:p>
      <text:p text:style-name="Standard">Il est nécessaire pour moi de pouvoir modifier mon jboss module path, car je veux pouvoir créer un EXE windows valide qui permette de démarrer mon wildfly.</text:p>
      <text:p text:style-name="P2">Je veux ce exe, car je veux pouvoir ensuite définir mon Wildfly comme un service windows, et pouvoir déployer / undeployer ce service à la volée, </text:p>
      <text:p text:style-name="P2">Bref, tout ca vient de ma surper recette qui permet de créer ce exe avec WinRun4J : j'invoque jboss-modules.jar  (comme le fait le standalone.bat)</text:p>
      <text:p text:style-name="P2">donc je veux du déploiement de service en mode standalone. Il s'agira ensuite de faire la même chose en mode domain, et après on pourra eclater ce wildfly avec kubernetes </text:p>
      <text:p text:style-name="P2"/>
      <text:p text:style-name="P2"/>
      <text:p text:style-name="P2"/>
      <text:p text:style-name="P2"><text:soft-page-break/>tiens, et pour customiser mon splash screen, un tutos Visual Studio en PDF</text:p>
      <text:p text:style-name="P2">je refais mon splash screen, et au passage je refais le projet complet WInRun4J , en mode open shift direct , avec : </text:p>
      <text:p text:style-name="P2"/>
      <text:p text:style-name="P2">A Pretty Good Splash Screen in C# - CodeProject.pdf</text:p>
      <text:p text:style-name="P2"/>
      <text:p text:style-name="P2"/>
      <text:p text:style-name="P3">3. Trois</text:p>
      <text:p text:style-name="P2">Le processus que j'ai testé et validé pour une démo de démarrage de wildfly en standalone, est le suivant [valable pour cible Windows 7 / 10, amd x86_64]:</text:p>
      <text:list xml:id="list8643336711185581984" text:style-name="L1">
        <text:list-item>
          <text:p text:style-name="P13">créer un répertoire : {ou_je_veux}\operations : peut importe son nom, c'est dans ce répertoire que tout va se passer. OPERATIONS_HOME.</text:p>
        </text:list-item>
        <text:list-item>
          <text:p text:style-name="P13">télécharger winrun4J-0.4.5.zip  (latest) depuis [<text:a xlink:type="simple" xlink:href="https://github.com/poidasmith/winrun4j" office:target-frame-name="_blank" xlink:show="new" text:style-name="Internet_20_link" text:visited-style-name="Visited_20_Internet_20_Link">https://github.com/poidasmith/winrun4j</text:a>]</text:p>
        </text:list-item>
        <text:list-item>
          <text:p text:style-name="P13">dézipper winrun4J-0.4.5.zip</text:p>
        </text:list-item>
        <text:list-item>
          <text:p text:style-name="P13">copier vers    %OPERATIONS_HOME%, les fichiers suivants:</text:p>
          <text:list>
            <text:list-item>
              <text:p text:style-name="P13">{laoujaidezippe}\winrun4J\bin\RCEDIT64.exe  </text:p>
            </text:list-item>
            <text:list-item>
              <text:p text:style-name="P13">{laoujaidezippe}\winrun4J\bin\WinRun4J64c.exe  </text:p>
            </text:list-item>
            <text:list-item>
              <text:p text:style-name="P13">{laoujaidezippe}\winrun4J\bin\*.jar</text:p>
            </text:list-item>
          </text:list>
        </text:list-item>
        <text:list-item>
          <text:p text:style-name="P13">ensuite, il faut exécuter le script batch cijoint [test-setup2.batman]</text:p>
        </text:list-item>
        <text:list-item>
          <text:p text:style-name="P13">ensuite, il faut placer dans %OPERATIONS_HOME%, le fichier (doit être du même nom que l'exe): Kytes.ini</text:p>
        </text:list-item>
        <text:list-item>
          <text:p text:style-name="P15">ensuite, il faut double cliquer sur %OPERATIONS_HOME%\girofle-cli.exe   , pour démarrer mon wildfly exactement comme je le souhaite.</text:p>
        </text:list-item>
      </text:list>
      <text:p text:style-name="P7"/>
      <text:p text:style-name="P7"/>
      <text:p text:style-name="P7">Et j'ai validé ça avec :</text:p>
      <text:list xml:id="list7519842095147861358" text:style-name="L2">
        <text:list-item>
          <text:p text:style-name="P16">./1/Kytes.ini</text:p>
        </text:list-item>
        <text:list-item>
          <text:p text:style-name="P16">./1/test-setup2.bat</text:p>
        </text:list-item>
      </text:list>
      <text:p text:style-name="P7"/>
      <text:section text:style-name="Sect1" text:name=":v4">
        <text:p text:style-name="Text_20_body"><draw:frame draw:style-name="fr1" draw:name="images2" text:anchor-type="as-char" svg:width="0.041cm" svg:height="0.041cm" draw:z-index="1"><draw:image xlink:href="https://ssl.gstatic.com/ui/v1/icons/mail/images/cleardot.gif" xlink:type="simple" xlink:show="embed" xlink:actuate="onLoad"/></draw:frame></text:p>
      </text:section>
      <text:p text:style-name="P2"/>
      <text:p text:style-name="P3">4. Quatre</text:p>
      <text:p text:style-name="P2">Attention ET très intéressant:</text:p>
      <text:p text:style-name="Standard">Pour le "add-user.bat", ATTENTION, il faut l'invoquer avec la même version de JVM que le noeud wildfly:</text:p>
      <text:p text:style-name="Standard">Ou alors des versions compatibles.</text:p>
      <text:p text:style-name="Standard">Je pense que la JVM du add-user.bat doit être soit d'une version inférieure, soit d'une version <text:soft-page-break/>supérieure, à la JVM dans laquelle tourne le noeud wildfly </text:p>
      <text:p text:style-name="Standard"/>
      <text:p text:style-name="Standard"/>
      <text:p text:style-name="Standard"/>
      <text:p text:style-name="Standard"/>
      <text:p text:style-name="Standard"/>
      <text:p text:style-name="P1">5. Cinq</text:p>
      <text:p text:style-name="Standard"/>
      <text:p text:style-name="P2">Donc, j'en arrive à re-créer moi-même et entièrement, le projet WinRun4J :</text:p>
      <text:p text:style-name="P2">Un "truc" qui me permet de construire un exe valide pour être définit en service Windows, et qui me permette:</text:p>
      <text:list xml:id="list1310678469221600513" text:style-name="L3">
        <text:list-item>
          <text:p text:style-name="P14">de déifinir la tâche de service comme étant .... : java -jar  ....   (avec la variable JAVA_HOME)</text:p>
        </text:list-item>
        <text:list-item>
          <text:p text:style-name="P14">de défnir des ipléme,ntations .NET qui permettent d'intégrer notre Solution Java, mlieux, au système Windows</text:p>
        </text:list-item>
        <text:list-item>
          <text:p text:style-name="P12">etc...</text:p>
        </text:list-item>
      </text:list>
      <text:p text:style-name="Text_20_body">Pour cela, j'ai trouvé:</text:p>
      <text:p text:style-name="Text_20_body"><text:a xlink:type="simple" xlink:href="https://msdn.microsoft.com/fr-fr/library/zt39148a(v=vs.110).aspx" office:target-frame-name="_blank" xlink:show="new" text:style-name="Internet_20_link" text:visited-style-name="Visited_20_Internet_20_Link">https://msdn.microsoft.com/fr-fr/library/zt39148a(v=vs.110).aspx</text:a></text:p>
      <text:p text:style-name="Text_20_body"/>
      <text:p text:style-name="P1">6. Six</text:p>
      <text:p text:style-name="Standard"/>
      <text:p text:style-name="Standard">CODE C# pour eteindre Wildfly:<text:line-break/><text:line-break/>        private static String Java_home = "C:\\jdk1.7.0_21\\";<text:line-break/>        static void Main(string[] args)<text:line-break/>        {<text:line-break/>            String jbossCLIScriptPath = CLI_Reference.getJbossHOME() + "\\bin\\jboss-cli.bat";<text:line-break/><text:line-break/>            System.Console.Out.WriteLine(" [JBIL] : " + " CLI_Reference.getJbossHOME() =&gt; [" + CLI_Reference.getJbossHOME() + "] ");<text:line-break/>            System.Console.Error.WriteLine(" [JBIL] : " + " CLI_Reference.getJbossHOME() =&gt; [" + CLI_Reference.getJbossHOME() + "] ");<text:line-break/>            System.Console.WriteLine(" [JBIL] : " + " CLI_Reference.getJbossHOME() =&gt; [" + CLI_Reference.getJbossHOME() + "] ");<text:line-break/>            System.Console.Out.WriteLine(" [JBIL] : " + " CLI_Reference.getJbossHOME() =&gt; [" + CLI_Reference.getJbossHOME() + "] ");<text:line-break/><text:line-break/>            //System.Console.Out.WriteLine(" [JBIL] : " + " CLI_Reference.getJbossHOME() =&gt; [" + CLI_Reference.getJbossHOME() + "] ");<text:line-break/><text:line-break/>            ProcessStartInfo processInfo = new ProcessStartInfo();<text:line-break/>            //processInfo.WindowStyle = ProcessWindowStyle.Hidden;<text:line-break/>            //processInfo.FileName = "cmd.exe";<text:line-break/>            //processInfo.FileName = "jboss-cli.bat";<text:line-break/>            processInfo.FileName = jbossCLIScriptPath;<text:line-break/>            //processInfo.FileName = "cmd.exe";<text:line-break/>            //processInfo.FileName = "call";<text:line-break/><text:line-break/><text:soft-page-break/>            <text:line-break/><text:line-break/>            processInfo.WorkingDirectory = Path.GetDirectoryName(jbossCLIScriptPath);<text:line-break/>            processInfo.EnvironmentVariables.Add("JAVA_HOME", Program.Java_home);<text:line-break/>            processInfo.EnvironmentVariables.Add("NOPAUSE", "yes");<text:line-break/>            //processInfo.UseShellExecute = true;<text:line-break/>            processInfo.UseShellExecute = false;<text:line-break/>            //processInfo.Arguments = Path.GetFileName(jbossCLIScriptPath) + " --connect --controller=" + CLI_Reference.getJbossMgmtBindAddress() + ":" + CLI_Reference.getJbossMgmtBindPortNumber() + " --command=shutdown";<text:line-break/>            //processInfo.Arguments = jbossCLIScriptPath;<text:line-break/>            processInfo.Arguments = " --connect --controller=" + CLI_Reference.getJbossMgmtBindAddress() + ":" + CLI_Reference.getJbossMgmtBindPortNumber() + " --command=shutdown";<text:line-break/><text:line-break/><text:line-break/>            //String commande = "set NOPAUSE=yes" + " &amp;&amp; set JAVA_HOME=" + Program.Java_home + " &amp;&amp; " + " call " + Path.GetFileName(jbossCLIScriptPath) + "--connect --controller=" + CLI_Reference.getJbossMgmtBindAddress() + ":" + CLI_Reference.getJbossMgmtBindPortNumber() + " --command=shutdown";<text:line-break/>            //            String commande = "cmd set NOPAUSE=yes" + " &amp;&amp; set JAVA_HOME=" + Program.Java_home + " &amp;&amp; " + " call " + jbossCLIScriptPath + "--connect --controller=" + CLI_Reference.getJbossMgmtBindAddress() + ":" + CLI_Reference.getJbossMgmtBindPortNumber() + " --command=shutdown";<text:line-break/>            //            String commande = "call " + jbossCLIScriptPath + "--connect --controller=" + CLI_Reference.getJbossMgmtBindAddress() + ":" + CLI_Reference.getJbossMgmtBindPortNumber() + " --command=shutdown";<text:line-break/>            //String commande = jbossCLIScriptPath;<text:line-break/>            //String commande = "jboss-cli.bat";<text:line-break/><text:line-break/>            Process.Start(processInfo);<text:line-break/>        } </text:p>
      <text:p text:style-name="Standard"/>
      <text:p text:style-name="Standard"/>
      <text:p text:style-name="P1">7. Sept</text:p>
      <text:p text:style-name="Standard"/>
      <text:p text:style-name="Standard">simplifié nettoyé (la méthode est à mettre dans une classe avec Visual Studio =et les using se font automatiquement, le tout dans un projet de console à l'ancienne, et le tout reporté dans un projet .NET de service windows. ;) ):<text:line-break/><text:line-break/>        /// &lt;summary&gt;<text:line-break/>        /// Permet d'arrêter Wildfly / JBoss EAP en mode silencieux et graceful à l'aide des seuls paramètres de la méthode<text:line-break/>        /// &lt;/summary&gt;<text:line-break/>        /// &lt;param name="JAVA_HOME"&gt;"C:\\jdk1.7.0_21\\"&lt;/param&gt;<text:line-break/>        /// &lt;param name="JBOSS_HOME"&gt;doit correspondre au chemin du répertoire E:\IAAS\quoi\operations\wildfly-9.0.2.Final&lt;/param&gt;<text:line-break/>        /// &lt;param name="JBOSS_MGMT_BIND_ADDRESS"&gt;L'adresse IP, ou le nom d'hôte réseau, désignant l'interface réseau TCP/IP par laquelle le serveur Wildfly à éteindre, opère.&lt;/param&gt;<text:line-break/>        /// &lt;param name="JBOSS_MGMT_PORT_NUMBER"&gt;Le numéro de port réseau de l'interface réseau TCP/IP, via lequel le serveur Wildfly à éteindre opère.&lt;/param&gt;<text:line-break/>        public void arreterRedhatJbossEAP(String JAVA_HOME, String JBOSS_HOME, String <text:soft-page-break/>JBOSS_MGMT_BIND_ADDRESS, String JBOSS_MGMT_PORT_NUMBER)<text:line-break/>        {<text:line-break/>            String jbossCLIScriptPath = JBOSS_HOME + "\\bin\\jboss-cli.bat";<text:line-break/>            ProcessStartInfo processInfo = new ProcessStartInfo();<text:line-break/>            processInfo.WindowStyle = ProcessWindowStyle.Hidden;<text:line-break/>            processInfo.FileName = jbossCLIScriptPath;<text:line-break/>            processInfo.WorkingDirectory = Path.GetDirectoryName(jbossCLIScriptPath);<text:line-break/>            processInfo.EnvironmentVariables.Add("JAVA_HOME", JAVA_HOME);<text:line-break/>            processInfo.EnvironmentVariables.Add("NOPAUSE", "yes");<text:line-break/>            processInfo.UseShellExecute = false;<text:line-break/>            processInfo.Arguments = " --connect --controller=" + JBOSS_MGMT_BIND_ADDRESS + ":" + JBOSS_MGMT_PORT_NUMBER + " --command=shutdown";<text:line-break/>            Process.Start(processInfo);<text:line-break/>        } </text:p>
      <text:p text:style-name="Standard"/>
      <text:p text:style-name="Standard"/>
      <text:list xml:id="list3302827596607597906" text:style-name="L4">
        <text:list-item>
          <text:p text:style-name="P9">Huit</text:p>
        </text:list-item>
      </text:list>
      <text:p text:style-name="Standard"/>
      <text:p text:style-name="Standard"/>
      <text:p text:style-name="Standard">poua, comment installer wildfly en tant que service windows qui redemarre au reboot </text:p>
      <text:p text:style-name="Standard"/>
      <text:p text:style-name="Standard">C:\&gt;call C:\moi\ateliers\1\operations\wildfly-9.0.2.Final\bin\service\service.bat install /controller <text:a xlink:type="simple" xlink:href="http://192.168.10.35:21776/" office:target-frame-name="_blank" xlink:show="new" text:style-name="Internet_20_link" text:visited-style-name="Visited_20_Internet_20_Link">192.168.10.35:21776</text:a> /loglevel INFO /user jibl /password jibl<text:line-break/>Using the X86-64bit version of prunsrv<text:line-break/>Success<text:line-break/><text:line-break/>C:\&gt; </text:p>
      <text:p text:style-name="Standard"/>
      <text:p text:style-name="Standard"/>
      <text:p text:style-name="Standard"><text:line-break/><text:span text:style-name="T1">set NOM_SERVICE=Wildfly<text:line-break/>set WILDFLY_HOME=C:\moi\ateliers\1\operations\wildfly-9.0.2.Final<text:line-break/>REM set TARGET_SERVER=</text:span><text:a xlink:type="simple" xlink:href="http://192.168.10.35:21776/" office:target-frame-name="_blank" xlink:show="new" text:style-name="Internet_20_link" text:visited-style-name="Visited_20_Internet_20_Link">192.168.10.35</text:a><text:span text:style-name="T1"><text:line-break/>set TARGET_SERVER=</text:span><text:a xlink:type="simple" xlink:href="http://0.0.0.0/" office:target-frame-name="_blank" xlink:show="new" text:style-name="Internet_20_link" text:visited-style-name="Visited_20_Internet_20_Link">0.0.0.0</text:a></text:p>
      <text:p text:style-name="P10">set WILDFLY_MANAGEMENT_INTERF_PORT_NUMBER=21776</text:p>
      <text:p text:style-name="P2"><text:span text:style-name="T1"><text:line-break/>REM service.bat from wildfly<text:line-break/>%WILDFLY_HOME%\bin\service\service.bat install /controller </text:span><text:span text:style-name="T1">%TARGET_SERVER%:%WILDFLY_MANAGEMENT_INTERF_PORT_NUMBER%</text:span><text:span text:style-name="T1"> /loglevel INFO /user jibl /password jibl</text:span></text:p>
      <text:p text:style-name="Standard"><text:span text:style-name="T1">REM et il FAUT modifier la config du service windows "Wildfly" créé par [%WILDFLY_HOME%\bin\service\service.bat]</text:span></text:p>
      <text:p text:style-name="Standard"><text:span text:style-name="T1">sc config %NOM_SERVICE% start=auto</text:span><text:line-break/></text:p>
      <text:p text:style-name="Standard">======================</text:p>
      <text:p text:style-name="Standard">OK, maintenant, il faut pouvoir modifier les options de démarrage de Wildfly, pour pouvoir spécifier le nœud d'exécution ainsi que les adresses IP et adresses </text:p>
      <text:p text:style-name="Standard"/>
      <text:p text:style-name="P2">En clair, le seul truc que j'ai trouvé faire ici, c'est :</text:p>
      <text:p text:style-name="Standard">Changer la valeur de la variable d'environnement [%STARTPARAM%]  dans le script :<text:line-break/><text:span text:style-name="T1">%WILDFLY_HOME%\bin\service\service.bat</text:span></text:p>
      <text:p text:style-name="Standard"/>
      <text:p text:style-name="Standard">et ce, après avoir backuppé :<text:line-break/><text:soft-page-break/><text:line-break/><text:span text:style-name="T1">%WILDFLY_HOME%\bin\service\service.bat</text:span></text:p>
      <text:p text:style-name="Standard"/>
      <text:p text:style-name="P2">et ce, après avoir backuppé :<text:line-break/><text:line-break/><text:span text:style-name="T1">%WILDFLY_HOME%\bin\service\service.bat.backedup</text:span></text:p>
      <text:p text:style-name="P2"><text:line-break/>Intérêt du backup: quand je vais faire les mises à jour système, j'aurai la version précédente du fichier <text:line-break/>[<text:span text:style-name="T1">%WILDFLY_HOME%\bin\service\service.bat</text:span>] (qui fait partie de la release Wildfly) <text:line-break/><text:line-break/>Merki Yves Martin, de StackOverflow<text:line-break/><text:line-break/><text:line-break/><text:span text:style-name="T2">ARTICLE:</text:span></text:p>
      <text:p text:style-name="Text_20_body"><text:span text:style-name="T3">When running WildFly standalone server as a Windows service, </text:span><text:span text:style-name="Source_20_Text"><text:span text:style-name="T3">service install</text:span></text:span><text:span text:style-name="T3"> registers start command </text:span><text:span text:style-name="Source_20_Text"><text:span text:style-name="T3">standalone.bat</text:span></text:span><text:span text:style-name="T3"> with no option.</text:span></text:p>
      <text:p text:style-name="Text_20_body"><text:span text:style-name="T3">By default, </text:span><text:span text:style-name="Source_20_Text"><text:span text:style-name="T3">standalone.bat</text:span></text:span><text:span text:style-name="T3"> loads </text:span><text:span text:style-name="Source_20_Text"><text:span text:style-name="T3">standalone.conf.bat</text:span></text:span><text:span text:style-name="T3">, and not </text:span><text:span text:style-name="Source_20_Text"><text:span text:style-name="T3">standalone.conf</text:span></text:span><text:span text:style-name="T3"> which is designed to Unix platforms.</text:span></text:p>
      <text:p text:style-name="Text_20_body"><text:span text:style-name="T3">It is possible to load a specific </text:span><text:span text:style-name="Source_20_Text"><text:span text:style-name="T3">standalone.conf.bat</text:span></text:span><text:span text:style-name="T3"> file setting environment variable </text:span><text:span text:style-name="Source_20_Text"><text:span text:style-name="T3">STANDALONE_CONF</text:span></text:span><text:span text:style-name="T3"> with its path. There, it is possible to set </text:span><text:span text:style-name="Source_20_Text"><text:span text:style-name="T3">JAVA_OPTS</text:span></text:span><text:span text:style-name="T3"> options but not server options.</text:span></text:p>
      <text:p text:style-name="Text_20_body"><text:span text:style-name="T3">To avoid to edit WildFly release </text:span><text:span text:style-name="Source_20_Text"><text:span text:style-name="T3">standalone.bat</text:span></text:span><text:span text:style-name="T3"> file, I recommend to create a copy of </text:span><text:span text:style-name="Source_20_Text"><text:span text:style-name="T3">bin/service/service.bat</text:span></text:span><text:span text:style-name="T3"> as </text:span><text:span text:style-name="Source_20_Text"><text:span text:style-name="T3">bin/service/service-myproject.bat</text:span></text:span><text:span text:style-name="T3"> where you can adapt start parameters and add </text:span><text:span text:style-name="Source_20_Text"><text:span text:style-name="T3">--server-config</text:span></text:span><text:span text:style-name="T3">:</text:span></text:p>
      <text:p text:style-name="Preformatted_20_Text"><text:span text:style-name="Source_20_Text"><text:span text:style-name="T3">set STARTPARAM="/c \"set NOPAUSE=Y ^^^&amp;^^^&amp;</text:span></text:span></text:p>
      <text:p text:style-name="P17"><text:span text:style-name="Source_20_Text"><text:span text:style-name="T3"><text:s text:c="4"/>standalone.bat --server-config=standalone-full.xml\""</text:span></text:span></text:p>
      <text:p text:style-name="Text_20_body"><text:span text:style-name="T3">At the same time, this specific </text:span><text:span text:style-name="Source_20_Text"><text:span text:style-name="T3">service-myproject.bat</text:span></text:span><text:span text:style-name="T3"> allows you to tune your service installation with </text:span><text:span text:style-name="Source_20_Text"><text:span text:style-name="T3">SHORTNAME</text:span></text:span><text:span text:style-name="T3">, </text:span><text:span text:style-name="Source_20_Text"><text:span text:style-name="T3">DISPLAYNAME</text:span></text:span><text:span text:style-name="T3"> and </text:span><text:span text:style-name="Source_20_Text"><text:span text:style-name="T3">DESCRIPTION</text:span></text:span><text:span text:style-name="T3"> variables.</text:span></text:p>
      <text:p text:style-name="Text_20_body"><text:span text:style-name="T3">Do not forget to invoke </text:span><text:span text:style-name="Source_20_Text"><text:span text:style-name="T3">service-myproject.bat</text:span></text:span><text:span text:style-name="T3"> with both </text:span><text:span text:style-name="Source_20_Text"><text:span text:style-name="T3">/user</text:span></text:span><text:span text:style-name="T3"> and </text:span><text:span text:style-name="Source_20_Text"><text:span text:style-name="T3">/password</text:span></text:span><text:span text:style-name="T3"> options so that the service is allowed to cleanly stop your instance with granted administrative us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54S</meta:editing-duration>
    <meta:editing-cycles>18</meta:editing-cycles>
    <meta:generator>OpenOffice/4.1.4$Win32 OpenOffice.org_project/414m5$Build-9788</meta:generator>
    <dc:date>2018-04-19T14:46:04.60</dc:date>
    <meta:document-statistic meta:table-count="0" meta:image-count="2" meta:object-count="0" meta:page-count="6" meta:paragraph-count="73" meta:word-count="1318" meta:character-count="11073"/>
    <meta:user-defined meta:name="Info 1"/>
    <meta:user-defined meta:name="Info 2"/>
    <meta:user-defined meta:name="Info 3"/>
    <meta:user-defined meta:name="Info 4"/>
  </office:meta>
</office:document-meta>
</file>